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 fo:text-indent="0.4916in"/>
    </style:style>
    <style:style style:name="P9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0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1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2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3" style:parent-style-name="Normal" style:family="paragraph">
      <style:paragraph-properties fo:text-align="justify" fo:margin-left="0.4916in">
        <style:tab-stops/>
      </style:paragraph-properties>
    </style:style>
    <style:style style:name="P14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5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6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7" style:parent-style-name="Normal" style:family="paragraph">
      <style:paragraph-properties fo:text-align="justify" fo:margin-left="0.4916in">
        <style:tab-stops/>
      </style:paragraph-properties>
    </style:style>
    <style:style style:name="P18" style:parent-style-name="Paragraphedeliste" style:list-style-name="LFO1" style:family="paragraph">
      <style:paragraph-properties fo:text-align="justify" fo:line-height="115%"/>
      <style:text-properties fo:hyphenate="false"/>
    </style:style>
    <style:style style:name="P1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justify" fo:text-indent="0.4916in"/>
    </style:style>
    <style:style style:name="P22" style:parent-style-name="Normal" style:family="paragraph">
      <style:paragraph-properties fo:text-align="justify" fo:text-indent="0.4916in"/>
    </style:style>
    <style:style style:name="P23" style:parent-style-name="Normal" style:family="paragraph">
      <style:paragraph-properties fo:text-align="justify" fo:text-indent="0.4916in"/>
    </style:style>
    <style:style style:name="P2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</office:automatic-styles>
  <office:body>
    <office:text text:use-soft-page-breaks="true">
      <text:p text:style-name="P1">Expression des besoins</text:p>
      <text:p text:style-name="Normal"/>
      <text:p text:style-name="P2"><text:span text:style-name="T3">Super-hotel.fr</text:span> : application<text:s/>qui permet d’afficher, dans un premier temps, tous les hôtels classés par villes. En cliquant sur la photo d’un hôtel, il sera<text:s/>affiché les informations détaillées : nom, tel, adresse, nombre d'étoiles, nombre de chambres disponibles, tarif le plus bas d’une chambre par nuit et toute autre information utile.<text:s/></text:p>
      <text:p text:style-name="P4">L’admin<text:s/>doit être le seul à pouvoir ajouter/modifier/supprimer des villes, des hôtels et leur(s) gestionnaire(s), (un gestionnaire peut gérer plusieurs hôtels). Les gestionnaires d’hôtels<text:s/>doivent pouvoir modifier les informations de leur(s) hôtel(s).<text:s/></text:p>
      <text:p text:style-name="P5">Enfin, l’utilisateur aura accès à un formulaire de recherche pour saisir la destination souhaitée, une liste d’hôtels sera affichée.</text:p>
      <text:p text:style-name="P6"/>
      <text:p text:style-name="P7">Spécifications fonctionnelles</text:p>
      <text:p text:style-name="P8">. Un utilisateur non connecté, peut :</text:p>
      <text:list text:style-name="LFO1" text:continue-numbering="true">
        <text:list-item>
          <text:p text:style-name="P9">Afficher la page d’accueil présentant une liste d’hôtels.</text:p>
        </text:list-item>
        <text:list-item>
          <text:p text:style-name="P10">Afficher le détail d’un hôtel en cliquant sur l’image de l’hôtel. Pour chaque hôtel, on a nom, téléphone, adresse, nombre d’étoiles, nombres de chambres disponible, le tarif le plus bas d’une chambre par nuit et une image.</text:p>
        </text:list-item>
        <text:list-item>
          <text:p text:style-name="P11">Rechercher une destination qui affichera tous les hôtels de cette destination.</text:p>
        </text:list-item>
        <text:list-item>
          <text:p text:style-name="P12">Sélectionner par ville.</text:p>
        </text:list-item>
      </text:list>
      <text:p text:style-name="P13">. L’administrateur, peut : <text:s/></text:p>
      <text:list text:style-name="LFO1" text:continue-numbering="true">
        <text:list-item>
          <text:p text:style-name="P14">Ajouter un hôtel, une ville, un gestionnaire.</text:p>
        </text:list-item>
        <text:list-item>
          <text:p text:style-name="P15">Modifier un hôtel, une ville, un gestionnaire.</text:p>
        </text:list-item>
        <text:list-item>
          <text:p text:style-name="P16">Supprimer un hôtel, une ville, un gestionnaire.</text:p>
        </text:list-item>
      </text:list>
      <text:p text:style-name="P17">. Le gestionnaire, peut : <text:s/></text:p>
      <text:list text:style-name="LFO1" text:continue-numbering="true">
        <text:list-item>
          <text:p text:style-name="P18">Modifier le détail d’un hôtel.</text:p>
        </text:list-item>
      </text:list>
      <text:p text:style-name="P19"/>
      <text:p text:style-name="P20">Spécifications techniques</text:p>
      <text:p text:style-name="P21">. Front-end : Angular 15 avec CSS<text:s/></text:p>
      <text:p text:style-name="P22">. API : Spring Boot 3.3.7 via Java SE 17<text:s/></text:p>
      <text:p text:style-name="P23">. SGBD : PostgreSQL 15</text:p>
      <text:soft-page-break/>
      <text:p text:style-name="P24">User Stories</text:p>
      <text:p text:style-name="P25">1.En tant qu’utilisateur non connecté, je veux afficher la page d’accueil présentant une liste<text:s/>d’hôtels afin de me faire une idée des hôtels existants<text:s/>sur le site.</text:p>
      <text:p text:style-name="P26">2.En tant qu’utilisateur non connecté, je veux afficher le détail des informations d’un hôtel<text:s/>(qui comprend :<text:s/>nom, téléphone, adresse, nombre d’étoiles, nombres de chambres disponible, le tarif le plus bas d’une chambre par nuit et une image.) afin d’en savoir plus sur l’hôtel.</text:p>
      <text:p text:style-name="P27">3.En tant qu’utilisateur non connecté, je veux effectuer une recherche de<text:s/>destination<text:s/>afin d’affiner la<text:s/>recherche.</text:p>
      <text:p text:style-name="P28">4.En tant qu’utilisateur non connecté, je veux sélectionner une<text:s/>ville<text:s/>afin de cibler les<text:s/>hôtels<text:s/>qui m’intéressent.</text:p>
      <text:p text:style-name="P29"/>
      <text:p text:style-name="P30">5.En tant qu’administrateur, je veux ajouter un nouvel hôtel, ville ou gestionnaire<text:s/>afin d’étoffer la liste.</text:p>
      <text:p text:style-name="P31">6.En tant qu’administrateur, je veux modifier un<text:s/>hôtel, ville, gestionnaire<text:s/>afin de mettre à jour<text:s/>les informations du site.<text:s/></text:p>
      <text:p text:style-name="P32">7.En tant qu’administrateur, je veux supprimer un<text:s/>hôtel, ville ou gestionnaire<text:s/>afin de garder ma liste pertinente.</text:p>
      <text:p text:style-name="P33"/>
      <text:p text:style-name="P34">8. En tant que gestionnaire, je veux modifier les informations détaillées d’un hôtel afin de mettre à jour les informations.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thalie PASCAL</meta:initial-creator>
    <dc:creator>Nathalie PASCAL</dc:creator>
    <meta:creation-date>2025-02-24T07:34:00Z</meta:creation-date>
    <dc:date>2025-02-24T10:17:00Z</dc:date>
    <meta:template xlink:href="Normal.dotm" xlink:type="simple"/>
    <meta:editing-cycles>4</meta:editing-cycles>
    <meta:editing-duration>PT9780S</meta:editing-duration>
    <meta:document-statistic meta:page-count="2" meta:paragraph-count="5" meta:word-count="418" meta:character-count="2715" meta:row-count="19" meta:non-whitespace-character-count="2302"/>
  </office:meta>
</office:document-meta>
</file>